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4523"/>
    </style:style>
    <style:style style:name="P2" style:family="paragraph" style:parent-style-name="Standard">
      <style:text-properties officeooo:paragraph-rsid="001a3e96"/>
    </style:style>
    <style:style style:name="P3" style:family="paragraph" style:parent-style-name="Standard">
      <style:text-properties officeooo:paragraph-rsid="001bb0dc"/>
    </style:style>
    <style:style style:name="P4" style:family="paragraph" style:parent-style-name="Standard">
      <style:text-properties officeooo:paragraph-rsid="001de68d"/>
    </style:style>
    <style:style style:name="P5" style:family="paragraph" style:parent-style-name="Standard">
      <style:text-properties officeooo:paragraph-rsid="00203c67"/>
    </style:style>
    <style:style style:name="P6" style:family="paragraph" style:parent-style-name="Standard">
      <style:text-properties officeooo:paragraph-rsid="00242c85"/>
    </style:style>
    <style:style style:name="P7" style:family="paragraph" style:parent-style-name="Standard">
      <style:text-properties officeooo:paragraph-rsid="0026b86c"/>
    </style:style>
    <style:style style:name="P8" style:family="paragraph" style:parent-style-name="Standard">
      <style:text-properties officeooo:paragraph-rsid="002c0659"/>
    </style:style>
    <style:style style:name="P9" style:family="paragraph" style:parent-style-name="Standard">
      <style:text-properties officeooo:paragraph-rsid="0033ddc6"/>
    </style:style>
    <style:style style:name="P10" style:family="paragraph" style:parent-style-name="Standard">
      <style:text-properties officeooo:paragraph-rsid="0037224a"/>
    </style:style>
    <style:style style:name="P11" style:family="paragraph" style:parent-style-name="Standard">
      <style:text-properties officeooo:paragraph-rsid="0040f1f2"/>
    </style:style>
    <style:style style:name="P12" style:family="paragraph" style:parent-style-name="Standard">
      <style:text-properties officeooo:paragraph-rsid="0048efec"/>
    </style:style>
    <style:style style:name="P13" style:family="paragraph" style:parent-style-name="Standard">
      <style:text-properties officeooo:paragraph-rsid="004f7fc7"/>
    </style:style>
    <style:style style:name="P14" style:family="paragraph" style:parent-style-name="Standard">
      <style:text-properties officeooo:paragraph-rsid="00550c27"/>
    </style:style>
    <style:style style:name="P15" style:family="paragraph" style:parent-style-name="Standard">
      <style:text-properties officeooo:paragraph-rsid="0066359f"/>
    </style:style>
    <style:style style:name="P16" style:family="paragraph" style:parent-style-name="Standard">
      <style:text-properties officeooo:paragraph-rsid="00668fbe"/>
    </style:style>
    <style:style style:name="P17" style:family="paragraph" style:parent-style-name="Standard">
      <style:text-properties officeooo:paragraph-rsid="006d798a"/>
    </style:style>
    <style:style style:name="P18" style:family="paragraph" style:parent-style-name="Standard">
      <style:text-properties officeooo:paragraph-rsid="0071fb25"/>
    </style:style>
    <style:style style:name="P19" style:family="paragraph" style:parent-style-name="Standard">
      <style:text-properties officeooo:paragraph-rsid="0073cf6a"/>
    </style:style>
    <style:style style:name="P20" style:family="paragraph" style:parent-style-name="Standard">
      <style:text-properties officeooo:paragraph-rsid="00777f40"/>
    </style:style>
    <style:style style:name="P21" style:family="paragraph" style:parent-style-name="Standard">
      <style:text-properties officeooo:rsid="007b8270" officeooo:paragraph-rsid="007b8270"/>
    </style:style>
    <style:style style:name="P22" style:family="paragraph" style:parent-style-name="Standard">
      <style:text-properties officeooo:rsid="00777f40" officeooo:paragraph-rsid="00777f40"/>
    </style:style>
    <style:style style:name="P23" style:family="paragraph" style:parent-style-name="Standard">
      <style:text-properties officeooo:rsid="00193874" officeooo:paragraph-rsid="00193874"/>
    </style:style>
    <style:style style:name="P24" style:family="paragraph" style:parent-style-name="Standard">
      <style:text-properties officeooo:rsid="00195b7a" officeooo:paragraph-rsid="00194523"/>
    </style:style>
    <style:style style:name="P25" style:family="paragraph" style:parent-style-name="Standard">
      <style:text-properties officeooo:rsid="001de68d" officeooo:paragraph-rsid="001bb0dc"/>
    </style:style>
    <style:style style:name="P26" style:family="paragraph" style:parent-style-name="Standard">
      <style:text-properties officeooo:rsid="002354b5" officeooo:paragraph-rsid="00203c67"/>
    </style:style>
    <style:style style:name="P27" style:family="paragraph" style:parent-style-name="Standard">
      <style:text-properties officeooo:rsid="00242c85" officeooo:paragraph-rsid="00242c85"/>
    </style:style>
    <style:style style:name="P28" style:family="paragraph" style:parent-style-name="Standard">
      <style:text-properties officeooo:rsid="0031bb82" officeooo:paragraph-rsid="0031bb82"/>
    </style:style>
    <style:style style:name="P29" style:family="paragraph" style:parent-style-name="Standard">
      <style:text-properties officeooo:rsid="0049db50" officeooo:paragraph-rsid="0048efec"/>
    </style:style>
    <style:style style:name="P30" style:family="paragraph" style:parent-style-name="Standard">
      <style:text-properties officeooo:rsid="00550c27" officeooo:paragraph-rsid="00550c27"/>
    </style:style>
    <style:style style:name="P31" style:family="paragraph" style:parent-style-name="Standard">
      <style:text-properties officeooo:rsid="0071c1c3" officeooo:paragraph-rsid="0071c1c3"/>
    </style:style>
    <style:style style:name="P32" style:family="paragraph" style:parent-style-name="Standard">
      <style:text-properties officeooo:rsid="0063be6e" officeooo:paragraph-rsid="005bc4a6"/>
    </style:style>
    <style:style style:name="P33" style:family="paragraph" style:parent-style-name="Standard">
      <style:text-properties officeooo:rsid="00653c0d" officeooo:paragraph-rsid="00653c0d"/>
    </style:style>
    <style:style style:name="P34" style:family="paragraph" style:parent-style-name="Standard">
      <style:text-properties officeooo:rsid="00697188" officeooo:paragraph-rsid="00697188"/>
    </style:style>
    <style:style style:name="P35" style:family="paragraph" style:parent-style-name="Standard">
      <style:text-properties officeooo:rsid="00799ce6" officeooo:paragraph-rsid="00799ce6"/>
    </style:style>
    <style:style style:name="P36" style:family="paragraph" style:parent-style-name="Standard">
      <style:text-properties officeooo:rsid="002f3ff2" officeooo:paragraph-rsid="002dcb39"/>
    </style:style>
    <style:style style:name="P37" style:family="paragraph" style:parent-style-name="Standard">
      <style:text-properties officeooo:rsid="00291acf" officeooo:paragraph-rsid="0026b86c"/>
    </style:style>
    <style:style style:name="P38" style:family="paragraph" style:parent-style-name="Standard">
      <style:text-properties fo:font-weight="bold" officeooo:paragraph-rsid="002dcb39" style:font-weight-asian="bold" style:font-weight-complex="bold"/>
    </style:style>
    <style:style style:name="T1" style:family="text">
      <style:text-properties officeooo:rsid="00194523"/>
    </style:style>
    <style:style style:name="T2" style:family="text">
      <style:text-properties officeooo:rsid="00195b7a"/>
    </style:style>
    <style:style style:name="T3" style:family="text">
      <style:text-properties officeooo:rsid="001a3e96"/>
    </style:style>
    <style:style style:name="T4" style:family="text">
      <style:text-properties officeooo:rsid="001a571e"/>
    </style:style>
    <style:style style:name="T5" style:family="text">
      <style:text-properties officeooo:rsid="001bb0dc"/>
    </style:style>
    <style:style style:name="T6" style:family="text">
      <style:text-properties officeooo:rsid="001c7ce2"/>
    </style:style>
    <style:style style:name="T7" style:family="text">
      <style:text-properties officeooo:rsid="001de68d"/>
    </style:style>
    <style:style style:name="T8" style:family="text">
      <style:text-properties officeooo:rsid="001e7890"/>
    </style:style>
    <style:style style:name="T9" style:family="text">
      <style:text-properties officeooo:rsid="00203c67"/>
    </style:style>
    <style:style style:name="T10" style:family="text">
      <style:text-properties officeooo:rsid="00221a58"/>
    </style:style>
    <style:style style:name="T11" style:family="text">
      <style:text-properties officeooo:rsid="0022aca9"/>
    </style:style>
    <style:style style:name="T12" style:family="text">
      <style:text-properties officeooo:rsid="002354b5"/>
    </style:style>
    <style:style style:name="T13" style:family="text">
      <style:text-properties officeooo:rsid="00242c85"/>
    </style:style>
    <style:style style:name="T14" style:family="text">
      <style:text-properties officeooo:rsid="0025155c"/>
    </style:style>
    <style:style style:name="T15" style:family="text">
      <style:text-properties officeooo:rsid="0026b86c"/>
    </style:style>
    <style:style style:name="T16" style:family="text">
      <style:text-properties officeooo:rsid="00277eef"/>
    </style:style>
    <style:style style:name="T17" style:family="text">
      <style:text-properties officeooo:rsid="00291acf"/>
    </style:style>
    <style:style style:name="T18" style:family="text">
      <style:text-properties officeooo:rsid="002c0659"/>
    </style:style>
    <style:style style:name="T19" style:family="text">
      <style:text-properties officeooo:rsid="002dcb39"/>
    </style:style>
    <style:style style:name="T20" style:family="text">
      <style:text-properties officeooo:rsid="002f3ff2"/>
    </style:style>
    <style:style style:name="T21" style:family="text">
      <style:text-properties officeooo:rsid="0033ddc6"/>
    </style:style>
    <style:style style:name="T22" style:family="text">
      <style:text-properties officeooo:rsid="0035b480"/>
    </style:style>
    <style:style style:name="T23" style:family="text">
      <style:text-properties officeooo:rsid="0037224a"/>
    </style:style>
    <style:style style:name="T24" style:family="text">
      <style:text-properties officeooo:rsid="0037ce1a"/>
    </style:style>
    <style:style style:name="T25" style:family="text">
      <style:text-properties officeooo:rsid="003972c3"/>
    </style:style>
    <style:style style:name="T26" style:family="text">
      <style:text-properties officeooo:rsid="003b7189"/>
    </style:style>
    <style:style style:name="T27" style:family="text">
      <style:text-properties officeooo:rsid="003d5196"/>
    </style:style>
    <style:style style:name="T28" style:family="text">
      <style:text-properties officeooo:rsid="0040f1f2"/>
    </style:style>
    <style:style style:name="T29" style:family="text">
      <style:text-properties officeooo:rsid="00434cb1"/>
    </style:style>
    <style:style style:name="T30" style:family="text">
      <style:text-properties officeooo:rsid="0043d98f"/>
    </style:style>
    <style:style style:name="T31" style:family="text">
      <style:text-properties officeooo:rsid="0048efec"/>
    </style:style>
    <style:style style:name="T32" style:family="text">
      <style:text-properties officeooo:rsid="0049db50"/>
    </style:style>
    <style:style style:name="T33" style:family="text">
      <style:text-properties officeooo:rsid="004f7fc7"/>
    </style:style>
    <style:style style:name="T34" style:family="text">
      <style:text-properties officeooo:rsid="00516fa3"/>
    </style:style>
    <style:style style:name="T35" style:family="text">
      <style:text-properties officeooo:rsid="005292ba"/>
    </style:style>
    <style:style style:name="T36" style:family="text">
      <style:text-properties officeooo:rsid="00548da8"/>
    </style:style>
    <style:style style:name="T37" style:family="text">
      <style:text-properties officeooo:rsid="00550c27"/>
    </style:style>
    <style:style style:name="T38" style:family="text">
      <style:text-properties officeooo:rsid="0056a893"/>
    </style:style>
    <style:style style:name="T39" style:family="text">
      <style:text-properties officeooo:rsid="00584411"/>
    </style:style>
    <style:style style:name="T40" style:family="text">
      <style:text-properties officeooo:rsid="0058ebad"/>
    </style:style>
    <style:style style:name="T41" style:family="text">
      <style:text-properties officeooo:rsid="005ae70b"/>
    </style:style>
    <style:style style:name="T42" style:family="text">
      <style:text-properties officeooo:rsid="005bc4a6"/>
    </style:style>
    <style:style style:name="T43" style:family="text">
      <style:text-properties officeooo:rsid="005d6196"/>
    </style:style>
    <style:style style:name="T44" style:family="text">
      <style:text-properties officeooo:rsid="005ec733"/>
    </style:style>
    <style:style style:name="T45" style:family="text">
      <style:text-properties officeooo:rsid="006099da"/>
    </style:style>
    <style:style style:name="T46" style:family="text">
      <style:text-properties officeooo:rsid="0061c092"/>
    </style:style>
    <style:style style:name="T47" style:family="text">
      <style:text-properties officeooo:rsid="00628db2"/>
    </style:style>
    <style:style style:name="T48" style:family="text">
      <style:text-properties officeooo:rsid="0063be6e"/>
    </style:style>
    <style:style style:name="T49" style:family="text">
      <style:text-properties officeooo:rsid="0064e88a"/>
    </style:style>
    <style:style style:name="T50" style:family="text">
      <style:text-properties officeooo:rsid="0066359f"/>
    </style:style>
    <style:style style:name="T51" style:family="text">
      <style:text-properties officeooo:rsid="00667c7b"/>
    </style:style>
    <style:style style:name="T52" style:family="text">
      <style:text-properties officeooo:rsid="00668fbe"/>
    </style:style>
    <style:style style:name="T53" style:family="text">
      <style:text-properties officeooo:rsid="00677f3d"/>
    </style:style>
    <style:style style:name="T54" style:family="text">
      <style:text-properties officeooo:rsid="00693285"/>
    </style:style>
    <style:style style:name="T55" style:family="text">
      <style:text-properties officeooo:rsid="006b6c5c"/>
    </style:style>
    <style:style style:name="T56" style:family="text">
      <style:text-properties officeooo:rsid="006bd574"/>
    </style:style>
    <style:style style:name="T57" style:family="text">
      <style:text-properties officeooo:rsid="006d798a"/>
    </style:style>
    <style:style style:name="T58" style:family="text">
      <style:text-properties officeooo:rsid="006eb632"/>
    </style:style>
    <style:style style:name="T59" style:family="text">
      <style:text-properties officeooo:rsid="006fc462"/>
    </style:style>
    <style:style style:name="T60" style:family="text">
      <style:text-properties officeooo:rsid="0071c1c3"/>
    </style:style>
    <style:style style:name="T61" style:family="text">
      <style:text-properties officeooo:rsid="0071fb25"/>
    </style:style>
    <style:style style:name="T62" style:family="text">
      <style:text-properties officeooo:rsid="0072a51d"/>
    </style:style>
    <style:style style:name="T63" style:family="text">
      <style:text-properties officeooo:rsid="0073cf6a"/>
    </style:style>
    <style:style style:name="T64" style:family="text">
      <style:text-properties officeooo:rsid="0075cecc"/>
    </style:style>
    <style:style style:name="T65" style:family="text">
      <style:text-properties officeooo:rsid="007665ba"/>
    </style:style>
    <style:style style:name="T66" style:family="text">
      <style:text-properties officeooo:rsid="00777f40"/>
    </style:style>
    <style:style style:name="T67" style:family="text">
      <style:text-properties officeooo:rsid="00782897"/>
    </style:style>
    <style:style style:name="T68" style:family="text">
      <style:text-properties officeooo:rsid="0078b87e"/>
    </style:style>
    <style:style style:name="T69" style:family="text">
      <style:text-properties fo:font-weight="bold" officeooo:rsid="00667c7b" style:font-weight-asian="bold" style:font-weight-complex="bold"/>
    </style:style>
    <style:style style:name="T70" style:family="text">
      <style:text-properties fo:font-weight="bold" officeooo:rsid="006d798a" style:font-weight-asian="bold" style:font-weight-complex="bold"/>
    </style:style>
    <style:style style:name="T71" style:family="text">
      <style:text-properties fo:font-weight="bold" officeooo:rsid="003972c3" style:font-weight-asian="bold" style:font-weight-complex="bold"/>
    </style:style>
    <style:style style:name="T72" style:family="text">
      <style:text-properties fo:font-weight="bold" officeooo:rsid="002c065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67"><text:tab/>0</text:span><text:span text:style-name="T66">1.11.2012 @ TG309</text:span></text:p>
      <text:p text:style-name="P21">Timo D. Hämäläinen</text:p>
      <text:p text:style-name="P21">Joni-Matti Määttä (puheenjohtaja)</text:p>
      <text:p text:style-name="P21">Mikko Honkonen (kirjanpitäjä)</text:p>
      <text:p text:style-name="P21">Tommi Korhonen</text:p>
      <text:p text:style-name="P22"/>
      <text:p text:style-name="P23">Kokous aloitettiin 12:05<text:tab/></text:p>
      <text:p text:style-name="P23"/>
      <text:p text:style-name="P1"><text:span text:style-name="T8">K</text:span><text:span text:style-name="T1">errottiin mitä tähän asti on tehty, </text:span><text:span text:style-name="T2">eli projektisuunnitelman eteneminen. </text:span><text:span text:style-name="T55">Alkaa olla hyvällä mallilla.</text:span></text:p>
      <text:p text:style-name="P24"/>
      <text:p text:style-name="P2"><text:span text:style-name="T56">A</text:span><text:span text:style-name="T3">siakkaan tavo</text:span><text:span text:style-name="T4">i</text:span><text:span text:style-name="T3">tteet projektille:</text:span></text:p>
      <text:p text:style-name="P4"><text:span text:style-name="T3">- </text:span><text:span text:style-name="T5">kactus2 työkaluna tuo lisäarvoa käyttäjäll</text:span><text:span text:style-name="T6">e:</text:span></text:p>
      <text:p text:style-name="P4"><text:span text:style-name="T7">-</text:span><text:span text:style-name="T6"> uuden ominaisuuden käytettävyys yhtä hyvä kuin muuten työkalussa</text:span></text:p>
      <text:p text:style-name="P4"><text:span text:style-name="T7">- </text:span><text:span text:style-name="T6">työkalun toiminnallisuus helpottaa käyttäjän elämää</text:span></text:p>
      <text:p text:style-name="P3"><text:span text:style-name="T5">- </text:span><text:span text:style-name="T7">uusi ominaisuus selvästi osa koko ohjelmistoa</text:span></text:p>
      <text:p text:style-name="P25"/>
      <text:p text:style-name="P5"><text:span text:style-name="T9">Manuaalinen riippuvuusmäärittely koettu yrityksissä tarpeelliseksi. </text:span><text:span text:style-name="T10">Miten </text:span><text:span text:style-name="T11">mahdollisesti</text:span><text:span text:style-name="T10"> rajoitetaan </text:span><text:span text:style-name="T12">muuttuneiden riippuvuuksien ilmoitusta (esim. pienet muutokset).</text:span></text:p>
      <text:p text:style-name="P26"/>
      <text:p text:style-name="P6"><text:span text:style-name="T13">Uusi ominaisuus </text:span><text:span text:style-name="T14">(?),</text:span><text:span text:style-name="T13"> muuttuneet yhteydet.</text:span></text:p>
      <text:p text:style-name="P27"/>
      <text:p text:style-name="P7"><text:span text:style-name="T15">Mistä havaitaan että tiedosto on muuttunut? </text:span><text:span text:style-name="T16">Hash </text:span><text:span text:style-name="T17">todennäköisesti paras.</text:span></text:p>
      <text:p text:style-name="P8"><text:span text:style-name="T18">- Tulisiko hash käyttöön muuallekin? </text:span><text:span text:style-name="T71">IP-XACT </text:span><text:span text:style-name="T72">XML ainakin.</text:span></text:p>
      <text:p text:style-name="P38"><text:span text:style-name="T19">→ </text:span><text:span text:style-name="T25">IP-XACT </text:span><text:span text:style-name="T19">XML myös parsittavaksi </text:span><text:span text:style-name="T20">→ VLNV-riippuvuudet myös.</text:span></text:p>
      <text:p text:style-name="P38"><text:span text:style-name="T20"><text:s text:c="4"/></text:span><text:span text:style-name="T26">- onko viittaukset XML-tiedostoon vai VLNV:hen? </text:span><text:span text:style-name="T27">Todennäköisesti VLNV.</text:span></text:p>
      <text:p text:style-name="P28">- Missä hash tallennettuna? Jos sama tiedosto monessa komponentissa, tuleeko joka paikkaan oma hash?</text:p>
      <text:p text:style-name="P9"><text:span text:style-name="T21">- Tarkistetaanko muutokset </text:span><text:span text:style-name="T22">ensin vain hashilla, vai joka kerta kaikki riippuvuudet?</text:span></text:p>
      <text:p text:style-name="P10"><text:span text:style-name="T23">- Lasketaanko hash vain jos tiedoston timestamp </text:span><text:span text:style-name="T24">ja koko</text:span><text:span text:style-name="T23"> muuttunut?</text:span></text:p>
      <text:p text:style-name="P11"><text:span text:style-name="T28">- Kommentit? </text:span><text:span text:style-name="T29">Muuttuneet kommentit </text:span><text:span text:style-name="T30">ei riko dependecya.</text:span></text:p>
      <text:p text:style-name="P28"/>
      <text:p text:style-name="P12"><text:span text:style-name="T31">Käytiin läpi työkalut (</text:span><text:span text:style-name="T68">projektin seuranta </text:span><text:span text:style-name="T31">redmine</text:span><text:span text:style-name="T68">lla, kaikilla käytössä</text:span><text:span text:style-name="T31"> </text:span><text:span text:style-name="T32">visual studio </text:span><text:span text:style-name="T68">2008</text:span><text:span text:style-name="T32">).</text:span></text:p>
      <text:p text:style-name="P29"/>
      <text:p text:style-name="P13"><text:span text:style-name="T65">Toiminnallinen</text:span><text:span text:style-name="T33"> määrittely:</text:span></text:p>
      <text:p text:style-name="P13"><text:span text:style-name="T33">- </text:span><text:span text:style-name="T36">M</text:span><text:span text:style-name="T34">anuaalisten dependencyjen määrittely → aina tilaa tehdä manuaalinen. </text:span><text:span text:style-name="T35">Esim. nuolten vasemmassa reunassa manuaalisten tekemiseen omistettu sarake.</text:span></text:p>
      <text:p text:style-name="P30">- Yhteyttä määriteltäessä jonkinlainen korostus.</text:p>
      <text:p text:style-name="P14"><text:span text:style-name="T37">- </text:span><text:span text:style-name="T38">Voiko automaattisia poistaa? </text:span><text:span text:style-name="T39">Ei voi. </text:span><text:span text:style-name="T40">Vain lisätä uusia </text:span><text:span text:style-name="T41">manuaalisesti</text:span><text:span text:style-name="T40">.</text:span></text:p>
      <text:p text:style-name="P15"><text:span text:style-name="T42">- Miten esim. kirjastot? </text:span><text:span text:style-name="T43">Ulkopuoliset tiedostot jotenkin eri tavalla. </text:span><text:span text:style-name="T44">Käyttäjä voi kertoa mistä löytyy. </text:span><text:span text:style-name="T45">Pitää olla käyttäjätasolla, </text:span><text:span text:style-name="T46">koska voi olla eri paikoissa.</text:span></text:p>
      <text:p text:style-name="P17"><text:span text:style-name="T50">- </text:span><text:span text:style-name="T47">Jonkinlainen ignore-list</text:span><text:span text:style-name="T49">a</text:span><text:span text:style-name="T47"> tms. </text:span><text:span text:style-name="T48">kirjastoille. </text:span><text:span text:style-name="T50">Missä tallennettu?</text:span><text:span text:style-name="T51"> </text:span><text:span text:style-name="T58">Esim. </text:span><text:span text:style-name="T60">globaalit </text:span><text:span text:style-name="T58">asetukset kactuksessa ja niitä voi lisätä </text:span><text:span text:style-name="T59">komponenttitasolla.</text:span></text:p>
      <text:p text:style-name="P31">→ Kun lisätään, pitää voida valita onko globaali vai komponentti.</text:p>
      <text:p text:style-name="P18"><text:span text:style-name="T61">- Näytetäänkö </text:span><text:span text:style-name="T62">ulkoiset vai ei?</text:span></text:p>
      <text:p text:style-name="P19"><text:span text:style-name="T63">- Muitakin filttereitä, </text:span><text:span text:style-name="T64">esim. muutostasot, automaattiset ja manuaaliset.</text:span></text:p>
      <text:p text:style-name="P17"><text:span text:style-name="T57">- </text:span><text:span text:style-name="T69">API definition</text:span><text:span text:style-name="T70">it?</text:span></text:p>
      <text:p text:style-name="P16"><text:span text:style-name="T52">- </text:span><text:span text:style-name="T53">Mitkä meidän projektissa tiettyjen tiedost</text:span><text:span text:style-name="T54">otyyppien</text:span><text:span text:style-name="T53"> päät</text:span><text:span text:style-name="T54">t</text:span><text:span text:style-name="T53">eet?</text:span></text:p>
      <text:p text:style-name="P32"/>
      <text:p text:style-name="P33">Analyysialgoritmit DLL-tasolla, jolloin kuka tahansa voi luoda oman.</text:p>
      <text:p text:style-name="P29"/>
      <text:p text:style-name="P34">Ehkä jotain vaatimuksia pitää miettiä.</text:p>
      <text:p text:style-name="P34"/>
      <text:p text:style-name="P35"><text:soft-page-break/>Kokous päätty 13:05</text:p>
      <text:p text:style-name="P34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12:04:13.05</meta:creation-date>
    <dc:date>2012-11-08T12:27:37.18</dc:date>
    <meta:editing-duration>PT2H16M52S</meta:editing-duration>
    <meta:editing-cycles>96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37" meta:word-count="283" meta:character-count="2313" meta:non-whitespace-character-count="2308"/>
  </office:meta>
</office:document-meta>
</file>